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001E828F200FEB98D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imSun" svg:font-family="SimSu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0.5311in"/>
          <style:tab-stop style:position="1.0311in"/>
        </style:tab-stops>
      </style:paragraph-properties>
      <style:text-properties fo:color="#444444" style:font-name="Calibri" fo:font-size="12pt" fo:font-weight="bold" style:font-name-asian="Calibri" style:font-size-asian="12pt" style:font-weight-asian="bold" style:font-name-complex="Calibri" style:font-size-complex="12pt"/>
    </style:style>
    <style:style style:name="P3" style:family="paragraph" style:parent-style-name="Standard">
      <style:paragraph-properties fo:line-height="150%"/>
      <style:text-properties fo:color="#444444" style:font-name="Calibri" fo:font-size="12pt" fo:font-weight="bold" style:font-name-asian="Calibri" style:font-size-asian="12pt" style:font-weight-asian="bold" style:font-name-complex="Calibri" style:font-size-complex="12pt"/>
    </style:style>
    <style:style style:name="P4" style:family="paragraph" style:parent-style-name="Standard">
      <style:paragraph-properties fo:line-height="100%"/>
      <style:text-properties fo:language="none" fo:country="none"/>
    </style:style>
    <style:style style:name="P5" style:family="paragraph" style:parent-style-name="Standard">
      <style:paragraph-properties fo:line-height="150%"/>
      <style:text-properties fo:language="none" fo:country="none"/>
    </style:style>
    <style:style style:name="P6" style:family="paragraph" style:parent-style-name="Standard">
      <style:paragraph-properties fo:line-height="150%"/>
      <style:text-properties fo:color="#3d85c6" style:font-name="Calibri" fo:font-size="12pt" style:font-name-asian="Calibri" style:font-size-asian="12pt" style:font-name-complex="Calibri" style:font-size-complex="12pt"/>
    </style:style>
    <style:style style:name="P7" style:family="paragraph" style:parent-style-name="Standard">
      <style:paragraph-properties fo:margin-left="0.7811in" fo:margin-right="0in" fo:margin-top="0in" fo:margin-bottom="0.139in" loext:contextual-spacing="true" fo:line-height="100%" fo:text-indent="-0.9063in" style:auto-text-indent="false">
        <style:tab-stops>
          <style:tab-stop style:position="6.8752in"/>
        </style:tab-stops>
      </style:paragraph-properties>
      <style:text-properties fo:color="#3d85c6" style:font-name="Calibri" fo:font-size="12pt" style:font-name-asian="Calibri" style:font-size-asian="12pt" style:font-name-complex="Calibri" style:font-size-complex="12pt"/>
    </style:style>
    <style:style style:name="P8" style:family="paragraph" style:parent-style-name="Standard">
      <style:paragraph-properties fo:margin-left="1.1252in" fo:margin-right="0in" fo:line-height="100%" fo:text-indent="-0.7811in" style:auto-text-indent="false"/>
    </style:style>
    <style:style style:name="P9" style:family="paragraph" style:parent-style-name="Standard">
      <style:paragraph-properties fo:margin-left="1.1252in" fo:margin-right="0in" fo:line-height="100%" fo:text-indent="-0.7811in" style:auto-text-indent="false"/>
      <style:text-properties officeooo:paragraph-rsid="0001daf2"/>
    </style:style>
    <style:style style:name="P10" style:family="paragraph" style:parent-style-name="Standard">
      <style:paragraph-properties fo:margin-left="0.3437in" fo:margin-right="0in" fo:line-height="100%" fo:text-indent="-0.5311in" style:auto-text-indent="false"/>
    </style:style>
    <style:style style:name="P11" style:family="paragraph" style:parent-style-name="Standard">
      <style:paragraph-properties fo:margin-left="0.1563in" fo:margin-right="0in" fo:margin-top="0in" fo:margin-bottom="0.139in" loext:contextual-spacing="true" fo:line-height="100%" fo:text-indent="-0.6252in" style:auto-text-indent="false">
        <style:tab-stops>
          <style:tab-stop style:position="6.8752in"/>
        </style:tab-stops>
      </style:paragraph-properties>
    </style:style>
    <style:style style:name="P12" style:family="paragraph" style:parent-style-name="Standard">
      <style:paragraph-properties fo:margin-left="0.5937in" fo:margin-right="0in" fo:line-height="100%" fo:text-indent="-0.5937in" style:auto-text-indent="false">
        <style:tab-stops>
          <style:tab-stop style:position="1.1252in"/>
        </style:tab-stops>
      </style:paragraph-properties>
      <style:text-properties fo:color="#3d85c6" style:font-name="Calibri" fo:font-size="12pt" style:font-name-asian="Calibri" style:font-size-asian="12pt" style:font-name-complex="Calibri" style:font-size-complex="12pt"/>
    </style:style>
    <style:style style:name="P13" style:family="paragraph" style:parent-style-name="Standard">
      <style:paragraph-properties fo:margin-left="0.5937in" fo:margin-right="0in" fo:line-height="100%" fo:text-indent="-0.5937in" style:auto-text-indent="false">
        <style:tab-stops>
          <style:tab-stop style:position="1.1252in"/>
        </style:tab-stops>
      </style:paragraph-properties>
      <style:text-properties fo:color="#3d85c6" style:font-name="Calibri" fo:font-size="12pt" style:font-name-asian="Calibri" style:font-size-asian="12pt" style:font-name-complex="Calibri" style:font-size-complex="12pt"/>
    </style:style>
    <style:style style:name="P14" style:family="paragraph" style:parent-style-name="Standard">
      <style:paragraph-properties fo:margin-left="2.1252in" fo:margin-right="0in" fo:line-height="100%" fo:text-indent="-1.9689in" style:auto-text-indent="false">
        <style:tab-stops>
          <style:tab-stop style:position="0.3126in"/>
          <style:tab-stop style:position="0.4063in"/>
          <style:tab-stop style:position="0.5626in"/>
          <style:tab-stop style:position="1.1252in"/>
        </style:tab-stops>
      </style:paragraph-properties>
      <style:text-properties fo:color="#444444" style:font-name="Calibri" fo:font-size="12pt" fo:font-weight="bold" style:font-name-asian="Calibri" style:font-size-asian="12pt" style:font-weight-asian="bold" style:font-name-complex="Calibri" style:font-size-complex="12pt"/>
    </style:style>
    <style:style style:name="P15" style:family="paragraph" style:parent-style-name="Standard">
      <style:paragraph-properties fo:margin-left="2.1252in" fo:margin-right="0in" fo:line-height="100%" fo:text-indent="-1.9689in" style:auto-text-indent="false">
        <style:tab-stops>
          <style:tab-stop style:position="0.3126in"/>
          <style:tab-stop style:position="0.4063in"/>
          <style:tab-stop style:position="0.5626in"/>
          <style:tab-stop style:position="1.1252in"/>
        </style:tab-stops>
      </style:paragraph-properties>
      <style:text-properties fo:color="#444444" style:font-name="Calibri" fo:font-size="12pt" fo:font-weight="bold" officeooo:paragraph-rsid="0001daf2" style:font-name-asian="Calibri" style:font-size-asian="12pt" style:font-weight-asian="bold" style:font-name-complex="Calibri" style:font-size-complex="12pt"/>
    </style:style>
    <style:style style:name="P16" style:family="paragraph" style:parent-style-name="Standard">
      <style:paragraph-properties fo:margin-left="0.5in" fo:margin-right="0in" fo:line-height="100%" fo:text-indent="-0.1563in" style:auto-text-indent="false">
        <style:tab-stops>
          <style:tab-stop style:position="1.1252in"/>
        </style:tab-stops>
      </style:paragraph-properties>
      <style:text-properties fo:color="#444444" style:font-name="Calibri" fo:font-size="12pt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/>
    </style:style>
    <style:style style:name="P17" style:family="paragraph" style:parent-style-name="Standard">
      <style:paragraph-properties fo:margin-left="0.5in" fo:margin-right="0in" fo:line-height="100%" fo:text-indent="-0.1563in" style:auto-text-indent="false">
        <style:tab-stops>
          <style:tab-stop style:position="1.1252in"/>
        </style:tab-stops>
      </style:paragraph-properties>
      <style:text-properties fo:color="#444444" style:font-name="Calibri" fo:font-size="12pt" fo:font-style="italic" style:text-underline-style="solid" style:text-underline-width="auto" style:text-underline-color="font-color" fo:font-weight="bold" officeooo:paragraph-rsid="0001daf2" style:font-name-asian="Calibri" style:font-size-asian="12pt" style:font-style-asian="italic" style:font-weight-asian="bold" style:font-name-complex="Calibri" style:font-size-complex="12pt"/>
    </style:style>
    <style:style style:name="P18" style:family="paragraph" style:parent-style-name="Standard">
      <style:paragraph-properties fo:margin-left="0.5in" fo:margin-right="0in" fo:line-height="100%" fo:text-indent="-0.1563in" style:auto-text-indent="false">
        <style:tab-stops>
          <style:tab-stop style:position="1.1252in"/>
        </style:tab-stops>
      </style:paragraph-properties>
      <style:text-properties fo:color="#3d85c6" style:font-name="Calibri" fo:font-size="12pt" officeooo:rsid="0001daf2" officeooo:paragraph-rsid="0001daf2" style:font-name-asian="Calibri" style:font-size-asian="12pt" style:font-name-complex="Calibri" style:font-size-complex="12pt"/>
    </style:style>
    <style:style style:name="P19" style:family="paragraph" style:parent-style-name="Standard">
      <style:paragraph-properties fo:margin-left="0.5in" fo:margin-right="0in" fo:line-height="100%" fo:text-indent="0.1252in" style:auto-text-indent="false">
        <style:tab-stops>
          <style:tab-stop style:position="1.1252in"/>
        </style:tab-stops>
      </style:paragraph-properties>
      <style:text-properties fo:color="#444444" style:font-name="Calibri" fo:font-size="12pt" style:font-name-asian="Calibri" style:font-size-asian="12pt" style:font-name-complex="Calibri" style:font-size-complex="12pt"/>
    </style:style>
    <style:style style:name="P20" style:family="paragraph" style:parent-style-name="Standard">
      <style:paragraph-properties fo:margin-left="0.6252in" fo:margin-right="0in" fo:margin-top="0in" fo:margin-bottom="0.139in" loext:contextual-spacing="true" fo:line-height="100%" fo:text-indent="-0.2811in" style:auto-text-indent="false"/>
      <style:text-properties fo:color="#444444" style:font-name="Calibri" fo:font-size="12pt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/>
    </style:style>
    <style:style style:name="P21" style:family="paragraph" style:parent-style-name="Standard">
      <style:paragraph-properties fo:margin-left="0.6252in" fo:margin-right="0in" fo:margin-top="0in" fo:margin-bottom="0.139in" loext:contextual-spacing="true" fo:line-height="100%" fo:text-indent="-0.2811in" style:auto-text-indent="false"/>
      <style:text-properties fo:color="#444444" style:font-name="Calibri" fo:font-size="6pt" fo:font-style="italic" style:text-underline-style="solid" style:text-underline-width="auto" style:text-underline-color="font-color" fo:font-weight="bold" style:font-name-asian="Calibri" style:font-size-asian="6pt" style:font-style-asian="italic" style:font-weight-asian="bold" style:font-name-complex="Calibri" style:font-size-complex="6pt"/>
    </style:style>
    <style:style style:name="P22" style:family="paragraph" style:parent-style-name="Standard">
      <style:paragraph-properties fo:margin-left="0.6252in" fo:margin-right="0in" fo:margin-top="0in" fo:margin-bottom="0.139in" loext:contextual-spacing="true" fo:line-height="100%" fo:text-indent="0in" style:auto-text-indent="false"/>
      <style:text-properties fo:color="#444444" style:font-name="Calibri" fo:font-size="12pt" fo:font-weight="bold" style:font-name-asian="Calibri" style:font-size-asian="12pt" style:font-weight-asian="bold" style:font-name-complex="Calibri" style:font-size-complex="12pt"/>
    </style:style>
    <style:style style:name="P23" style:family="paragraph" style:parent-style-name="Standard">
      <style:paragraph-properties fo:margin-left="0.3752in" fo:margin-right="0in" fo:margin-top="0in" fo:margin-bottom="0.139in" loext:contextual-spacing="true" fo:line-height="100%" fo:text-indent="0in" style:auto-text-indent="false">
        <style:tab-stops>
          <style:tab-stop style:position="0.4063in"/>
        </style:tab-stops>
      </style:paragraph-properties>
      <style:text-properties fo:color="#444444" style:font-name="Calibri" fo:font-size="12pt" style:font-name-asian="Calibri" style:font-size-asian="12pt" style:font-name-complex="Calibri" style:font-size-complex="12pt"/>
    </style:style>
    <style:style style:name="P24" style:family="paragraph" style:parent-style-name="Standard">
      <style:paragraph-properties fo:margin-left="0.6252in" fo:margin-right="0in" fo:margin-top="0in" fo:margin-bottom="0.139in" loext:contextual-spacing="true" fo:line-height="100%" fo:text-indent="-0.25in" style:auto-text-indent="false"/>
      <style:text-properties fo:color="#444444" style:font-name="Calibri" fo:font-size="12pt" officeooo:paragraph-rsid="0001daf2" style:font-name-asian="Calibri" style:font-size-asian="12pt" style:font-name-complex="Calibri" style:font-size-complex="12pt"/>
    </style:style>
    <style:style style:name="P25" style:family="paragraph" style:parent-style-name="Standard">
      <style:paragraph-properties fo:margin-left="1.1252in" fo:margin-right="0in" fo:margin-top="0in" fo:margin-bottom="0.139in" loext:contextual-spacing="true" fo:line-height="100%" fo:text-indent="0in" style:auto-text-indent="false"/>
      <style:text-properties fo:color="#444444" style:font-name="Calibri" fo:font-size="12pt" style:font-name-asian="Calibri" style:font-size-asian="12pt" style:font-name-complex="Calibri" style:font-size-complex="12pt"/>
    </style:style>
    <style:style style:name="P26" style:family="paragraph" style:parent-style-name="Standard">
      <style:paragraph-properties fo:margin-left="0.5in" fo:margin-right="0in" fo:line-height="150%" fo:text-indent="-0.3437in" style:auto-text-indent="false"/>
      <style:text-properties fo:color="#444444" style:font-name="Calibri" fo:font-size="12pt" fo:font-weight="bold" style:font-name-asian="Calibri" style:font-size-asian="12pt" style:font-weight-asian="bold" style:font-name-complex="Calibri" style:font-size-complex="12pt"/>
    </style:style>
    <style:style style:name="P27" style:family="paragraph" style:parent-style-name="Standard">
      <style:paragraph-properties fo:margin-left="0.5in" fo:margin-right="0in" fo:line-height="150%" fo:text-indent="-0.3437in" style:auto-text-indent="false"/>
      <style:text-properties fo:color="#444444" style:font-name="Calibri" fo:font-size="12pt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/>
    </style:style>
    <style:style style:name="P28" style:family="paragraph" style:parent-style-name="Standard">
      <style:paragraph-properties fo:margin-left="0.6252in" fo:margin-right="0in" fo:margin-top="0in" fo:margin-bottom="0.139in" loext:contextual-spacing="true" fo:line-height="100%" fo:text-indent="-0.1874in" style:auto-text-indent="false"/>
      <style:text-properties fo:color="#444444" style:font-name="Calibri" fo:font-size="12pt" officeooo:paragraph-rsid="0001daf2" style:font-name-asian="Calibri" style:font-size-asian="12pt" style:font-name-complex="Calibri" style:font-size-complex="12pt"/>
    </style:style>
    <style:style style:name="P29" style:family="paragraph" style:parent-style-name="Standard">
      <style:paragraph-properties fo:margin-left="-0.0102in" fo:margin-right="0in" fo:margin-top="0in" fo:margin-bottom="0.139in" loext:contextual-spacing="true" fo:line-height="150%" fo:text-align="justify" style:justify-single-word="false" fo:text-indent="0in" style:auto-text-indent="false"/>
    </style:style>
    <style:style style:name="P30" style:family="paragraph" style:parent-style-name="Standard">
      <style:paragraph-properties fo:margin-left="-0.0102in" fo:margin-right="0in" fo:margin-top="0in" fo:margin-bottom="0.139in" loext:contextual-spacing="true" fo:line-height="150%" fo:text-align="justify" style:justify-single-word="false" fo:text-indent="0in" style:auto-text-indent="false"/>
      <style:text-properties fo:color="#444444" style:font-name="Calibri" fo:font-size="12pt" fo:language="none" fo:country="none" style:font-name-asian="Calibri" style:font-size-asian="12pt" style:font-name-complex="Calibri" style:font-size-complex="12pt"/>
    </style:style>
    <style:style style:name="P31" style:family="paragraph" style:parent-style-name="Standard" style:master-page-name="Standard">
      <style:paragraph-properties fo:line-height="100%" fo:text-align="center" style:justify-single-word="false" style:page-number="1">
        <style:tab-stops>
          <style:tab-stop style:position="0.5311in"/>
          <style:tab-stop style:position="1.0311in"/>
        </style:tab-stops>
      </style:paragraph-properties>
      <style:text-properties fo:color="#444444" style:font-name="Calibri" fo:font-size="32pt" style:font-name-asian="Calibri" style:font-size-asian="32pt" style:font-name-complex="Calibri" style:font-size-complex="32pt"/>
    </style:style>
    <style:style style:name="P32" style:family="paragraph" style:parent-style-name="Standard" style:master-page-name="">
      <loext:graphic-properties draw:fill="none"/>
      <style:paragraph-properties fo:margin-left="0.3752in" fo:margin-right="0in" fo:margin-top="0in" fo:margin-bottom="0in" loext:contextual-spacing="true" fo:line-height="100%" fo:orphans="2" fo:widows="2" fo:text-indent="0in" style:auto-text-indent="false" style:page-number="auto" fo:background-color="transparent" style:writing-mode="lr-tb">
        <style:tab-stops>
          <style:tab-stop style:position="0.5583in"/>
          <style:tab-stop style:position="1.1252in"/>
        </style:tab-stops>
      </style:paragraph-properties>
      <style:text-properties fo:color="#444444" style:font-name="Calibri" fo:font-size="12pt" style:font-name-asian="Calibri" style:font-size-asian="12pt" style:font-name-complex="Calibri" style:font-size-complex="12pt"/>
    </style:style>
    <style:style style:name="P33" style:family="paragraph" style:parent-style-name="Standard" style:master-page-name="">
      <loext:graphic-properties draw:fill="none"/>
      <style:paragraph-properties fo:margin-left="0.3752in" fo:margin-right="0in" fo:margin-top="0in" fo:margin-bottom="0in" loext:contextual-spacing="true" fo:line-height="100%" fo:orphans="2" fo:widows="2" fo:text-indent="0in" style:auto-text-indent="false" style:page-number="auto" fo:background-color="transparent" style:writing-mode="lr-tb">
        <style:tab-stops>
          <style:tab-stop style:position="1.1252in"/>
        </style:tab-stops>
      </style:paragraph-properties>
    </style:style>
    <style:style style:name="T1" style:family="text">
      <style:text-properties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444444"/>
    </style:style>
    <style:style style:name="T3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/>
    </style:style>
    <style:style style:name="T4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444444" style:font-name="Calibri" fo:font-size="12pt" style:font-name-asian="Calibri" style:font-size-asian="12pt" style:font-name-complex="Calibri" style:font-size-complex="12pt"/>
    </style:style>
    <style:style style:name="T6" style:family="text">
      <style:text-properties fo:color="#444444" style:font-name="Calibri" fo:font-size="12pt" officeooo:rsid="0001daf2" style:font-name-asian="Calibri" style:font-size-asian="12pt" style:font-name-complex="Calibri" style:font-size-complex="12pt"/>
    </style:style>
    <style:style style:name="T7" style:family="text">
      <style:text-properties fo:color="#444444" style:font-name="Calibri" fo:font-size="12pt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/>
    </style:style>
    <style:style style:name="T8" style:family="text">
      <style:text-properties fo:color="#444444" style:font-name="Calibri" fo:font-size="12pt" fo:language="none" fo:country="none" style:font-name-asian="Calibri" style:font-size-asian="12pt" style:font-name-complex="Calibri" style:font-size-complex="12pt"/>
    </style:style>
    <style:style style:name="T9" style:family="text">
      <style:text-properties fo:color="#666666" style:font-name="Calibri" fo:font-size="10pt" fo:font-weight="bold" style:font-name-asian="Calibri" style:font-size-asian="10pt" style:font-weight-asian="bold" style:font-name-complex="Calibri" style:font-size-complex="10pt"/>
    </style:style>
    <style:style style:name="T10" style:family="text">
      <style:text-properties fo:color="#666666" style:font-name="Calibri" fo:font-size="12pt" style:font-name-asian="Calibri" style:font-size-asian="12pt" style:font-name-complex="Calibri" style:font-size-complex="12pt"/>
    </style:style>
    <style:style style:name="T11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12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13" style:family="text">
      <style:text-properties fo:color="#0000ff"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T14" style:family="text">
      <style:text-properties fo:color="#0000ff" style:font-name="Times New Roman" fo:font-size="10pt" style:letter-kerning="true" style:font-name-asian="SimSun" style:font-size-asian="10pt" style:font-name-complex="Times New Roman" style:font-size-complex="10pt"/>
    </style:style>
    <style:style style:name="T15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7" style:family="text">
      <style:text-properties officeooo:rsid="0001daf2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ark Hinojosa</text:p>
      <text:p text:style-name="P2">Full-Stack Web Developer</text:p>
      <text:p text:style-name="P1"><text:span text:style-name="T9">CELL</text:span><text:span text:style-name="T11">: </text:span><text:span text:style-name="T1">(956) 357-9036</text:span><text:span text:style-name="T12"> </text:span><text:span text:style-name="T11">•</text:span><text:span text:style-name="T12"> </text:span><text:span text:style-name="T9">E-MAIL</text:span><text:span text:style-name="T12">: </text:span><text:a xlink:type="simple" xlink:href="mailto:markhinojosa1212@gmail.com" text:style-name="Internet_20_link" text:visited-style-name="Visited_20_Internet_20_Link"><text:span text:style-name="T13">markhinojosa1212@gmail.com</text:span></text:a><text:a xlink:type="simple" xlink:href="mailto:markhinojosa1212@gmail.com" text:style-name="Internet_20_link" text:visited-style-name="Visited_20_Internet_20_Link"> </text:a><text:a xlink:type="simple" xlink:href="mailto:markhinojosa1212@gmail.com" text:style-name="Internet_20_link" text:visited-style-name="Visited_20_Internet_20_Link"><text:span text:style-name="T11">•</text:span></text:a><text:a xlink:type="simple" xlink:href="mailto:markhinojosa1212@gmail.com" text:style-name="Internet_20_link" text:visited-style-name="Visited_20_Internet_20_Link"><text:span text:style-name="T9"> Website: </text:span></text:a><text:a xlink:type="simple" xlink:href="http://fullstackdevatx.com/" text:style-name="Internet_20_link" text:visited-style-name="Visited_20_Internet_20_Link"><text:span text:style-name="T14">http://fullstackdevatx.com/</text:span></text:a><text:a xlink:type="simple" xlink:href="http://fullstackdevatx.com/" text:style-name="Internet_20_link" text:visited-style-name="Visited_20_Internet_20_Link"><text:span text:style-name="T1"> </text:span></text:a><text:a xlink:type="simple" xlink:href="mailto:markhinojosa1212@gmail.com" text:style-name="Internet_20_link" text:visited-style-name="Visited_20_Internet_20_Link"><text:span text:style-name="T11">•</text:span></text:a><text:span text:style-name="T1"> </text:span><text:a xlink:type="simple" xlink:href="mailto:markhinojosa1212@gmail.com" text:style-name="Internet_20_link" text:visited-style-name="Visited_20_Internet_20_Link"><text:span text:style-name="T1">github:</text:span></text:a><text:a xlink:type="simple" xlink:href="https://github.com/MarkHinojosa" text:style-name="Internet_20_link" text:visited-style-name="Visited_20_Internet_20_Link"><text:span text:style-name="T13">https://github.com/MarkHinojosa</text:span></text:a><text:a xlink:type="simple" xlink:href="mailto:markhinojosa1212@gmail.com" text:style-name="Internet_20_link" text:visited-style-name="Visited_20_Internet_20_Link"><text:span text:style-name="T11">•</text:span></text:a><text:span text:style-name="T1"> <text:s/></text:span><text:a xlink:type="simple" xlink:href="mailto:markhinojosa1212@gmail.com" text:style-name="Internet_20_link" text:visited-style-name="Visited_20_Internet_20_Link"><text:span text:style-name="T1">gitlab: </text:span></text:a><text:span text:style-name="T1"><text:s/></text:span><text:a xlink:type="simple" xlink:href="https://github.com/MarkHinojosa" text:style-name="Internet_20_link" text:visited-style-name="Visited_20_Internet_20_Link"><text:span text:style-name="T13">https://github.com/MarkHinojosa</text:span></text:a><text:a xlink:type="simple" xlink:href="mailto:markhinojosa1212@gmail.com" text:style-name="Internet_20_link" text:visited-style-name="Visited_20_Internet_20_Link"><text:span text:style-name="T11">•</text:span></text:a><text:span text:style-name="T1"> Austin, TX</text:span><text:a xlink:type="simple" xlink:href="mailto:markhinojosa1212@gmail.com" text:style-name="Internet_20_link" text:visited-style-name="Visited_20_Internet_20_Link"><text:span text:style-name="T11">•</text:span></text:a><text:span text:style-name="T1"> 78728</text:span></text:p>
      <text:p text:style-name="P4"><draw:frame draw:style-name="fr1" draw:name="Picture43" text:anchor-type="as-char" svg:width="6.1043in" svg:height="0.0209in" draw:z-index="0"><draw:image xlink:href="Pictures/100002010000024A00000001E828F200FEB98D4B.png" xlink:type="simple" xlink:show="embed" xlink:actuate="onLoad" loext:mime-type="image/png"/></draw:frame></text:p>
      <text:p text:style-name="P7"><text:s text:c="3"/>SKILLS</text:p>
      <text:p text:style-name="P9"><text:span text:style-name="T5">- Proficiency with </text:span><text:span text:style-name="T4">Git</text:span><text:span text:style-name="T5">, </text:span><text:span text:style-name="T4">React.js</text:span><text:span text:style-name="T5">,</text:span><text:span text:style-name="T4">Redux</text:span><text:span text:style-name="T5">, </text:span><text:span text:style-name="T4">Express</text:span><text:span text:style-name="T5">,</text:span><text:span text:style-name="T4">Javascript</text:span><text:span text:style-name="T5">, </text:span><text:span text:style-name="T4">Node.js</text:span><text:span text:style-name="T5">,</text:span><text:span text:style-name="T4"> HTML</text:span><text:span text:style-name="T5">,</text:span></text:p>
      <text:p text:style-name="P9"><text:span text:style-name="T5">and </text:span><text:span text:style-name="T4">CSS</text:span></text:p>
      <text:p text:style-name="P8"><text:span text:style-name="T5">- Experience with </text:span><text:span text:style-name="T4">SASS</text:span><text:span text:style-name="T5"> based CSS frameworks like </text:span><text:span text:style-name="T4">Semantic</text:span><text:span text:style-name="T5"> and </text:span><text:span text:style-name="T4">Bootstrap</text:span></text:p>
      <text:p text:style-name="P10"><text:span text:style-name="T5"><text:tab/>- Experience with both </text:span><text:span text:style-name="T4">Windows</text:span><text:span text:style-name="T5"> and </text:span><text:span text:style-name="T4">Linux </text:span><text:span text:style-name="T5">based Operating Systems</text:span></text:p>
      <text:p text:style-name="P7"><text:s text:c="3"/>PROFILE</text:p>
      <text:p text:style-name="P11"><text:span text:style-name="T15"><text:tab/></text:span><text:span text:style-name="T10">A technical person at heart. I love to learn new things and putting these new tools to the test. My abilities flourish most in team driven projects and culture as I enjoy contributing my ideas, building on others ideas and aiding other members of the team as needed. </text:span></text:p>
      <text:p text:style-name="P5"><draw:frame draw:style-name="fr1" draw:name="Picture44" text:anchor-type="as-char" svg:width="6.1043in" svg:height="0.0209in" draw:z-index="1"><draw:image xlink:href="Pictures/100002010000024A00000001E828F200FEB98D4B.png" xlink:type="simple" xlink:show="embed" xlink:actuate="onLoad" loext:mime-type="image/png"/></draw:frame></text:p>
      <text:p text:style-name="P12">EDUCATION</text:p>
      <text:p text:style-name="P15"><text:span text:style-name="T17">Udemy – Comprehensive Android Development Masterclass</text:span> 201<text:span text:style-name="T17">9 – Curr.</text:span></text:p>
      <text:p text:style-name="P17"><text:span text:style-name="T17">Android/ Java</text:span> Development</text:p>
      <text:p text:style-name="P18"><text:span text:style-name="T2">Basics of Java to Full fledged native Android Development <text:s/></text:span></text:p>
      <text:p text:style-name="P12"/>
      <text:p text:style-name="P14">Austin Coding Academy 2017 - 2018</text:p>
      <text:p text:style-name="P16">Full-Stack Web Development</text:p>
      <text:p text:style-name="P33"><text:span text:style-name="T5">Developed web applications that involved </text:span><text:span text:style-name="T4">React.js</text:span><text:span text:style-name="T5">,</text:span><text:span text:style-name="T4"> React-Redux</text:span><text:span text:style-name="T5">, and </text:span><text:span text:style-name="T4">React-Router</text:span><text:span text:style-name="T5"> to handle the front-end while </text:span><text:span text:style-name="T4">Express.js</text:span><text:span text:style-name="T5">, </text:span><text:span text:style-name="T4">Node.js</text:span><text:span text:style-name="T5">, </text:span><text:span text:style-name="T4">Babel</text:span><text:span text:style-name="T5"> and</text:span><text:span text:style-name="T4"> MongDB</text:span><text:span text:style-name="T5"> </text:span><text:span text:style-name="T6">for</text:span><text:span text:style-name="T5"> back-end. Apps then deployed to Heroku</text:span></text:p>
      <text:p text:style-name="P19"><text:tab/></text:p>
      <text:p text:style-name="P14">Texas State Technical College 2006 - 2009</text:p>
      <text:p text:style-name="P16">Mechatronics Technology</text:p>
      <text:p text:style-name="P32">As a final project, I lead a three man team that integrated knowledge of AC, DC, <text:span text:style-name="T17">Pneumatics</text:span>, Hydraulics and programmable logic controllers to assemble and program multiple automated processing stations which simulates an industrial assembly line</text:p>
      <text:p text:style-name="P5"><draw:frame draw:style-name="fr1" draw:name="Picture45" text:anchor-type="as-char" svg:width="6.1043in" svg:height="0.0209in" draw:z-index="2"><draw:image xlink:href="Pictures/100002010000024A00000001E828F200FEB98D4B.png" xlink:type="simple" xlink:show="embed" xlink:actuate="onLoad" loext:mime-type="image/png"/></draw:frame></text:p>
      <text:p text:style-name="P6">EXPERIENCE</text:p>
      <text:p text:style-name="P3">Hercules (July 2018 - Current)</text:p>
      <text:p text:style-name="P20">Fullstack React- Native Developer / Lead QA</text:p>
      <text:p text:style-name="P21"/>
      <text:p text:style-name="P23">Developed both front-end and backend solutions for a mobile Decentralized Applications which is available on the Google Store. Solely created MVP’s that would be used to garner funding from large multi-national corporations. Implemented a payment system on the Ethereum Blockain using the Edge wallet. I also had a role of managing, QAing and implementing contract work. Technologies used: Git, React-Native, Redux, Edge Wallet, Firebase DB, Firebase Storage, StorJ, IPFS, and Factom.</text:p>
      <text:p text:style-name="P23"/>
      <text:p text:style-name="P3">Austin Coding Academy (April 2018 - July 2018)</text:p>
      <text:p text:style-name="P20">Teachers Assistant</text:p>
      <text:p text:style-name="P21"/>
      <text:p text:style-name="P24">After excelling in my classes and showing initiative to help my struggling</text:p>
      <text:p text:style-name="P24">classmates, I was given the opportunity to become a teachers assistant. In this</text:p>
      <text:p text:style-name="P24"><text:soft-page-break/>role, <text:s/>I help new web developers with the understanding and utilization of</text:p>
      <text:p text:style-name="P24">Git,HTML, CSS, and Javascript.</text:p>
      <text:p text:style-name="P25"/>
      <text:p text:style-name="P26">Time Warner Cable/ Spectrum</text:p>
      <text:p text:style-name="P27">Residential Cable Technician</text:p>
      <text:p text:style-name="P24">The job duties of a cable technician include, <text:s/>gathering and utilizing technical</text:p>
      <text:p text:style-name="P24">knowledge to correctly troubleshoot a customers internet or cable service issue.</text:p>
      <text:p text:style-name="P24">In this role, one of the most valued metrics is a technician's <text:s/>30 day repeat rate.</text:p>
      <text:p text:style-name="P24">The goal was 12% or lower while I achieved a 3-4% repeat rate.</text:p>
      <text:p text:style-name="P22"><text:tab/><text:tab/> </text:p>
      <text:p text:style-name="P26">Chevron – Mid Continent Business Unit (March 2010- September 2015)</text:p>
      <text:p text:style-name="P27">Field Operations Specialist</text:p>
      <text:p text:style-name="P28">My hands on role within Chevron involved being responsible for maintaining the</text:p>
      <text:p text:style-name="P28">operation of multiple oil/gas production facilities. My secondary job duties had</text:p>
      <text:p text:style-name="P28">me dealin<text:span text:style-name="T17">g </text:span>directly with representatives of third party companies for sales,</text:p>
      <text:p text:style-name="P28">facility repair and quality assurance of product and services.</text:p>
      <text:p text:style-name="P30"><draw:frame draw:style-name="fr1" draw:name="Picture46" text:anchor-type="as-char" svg:width="6.1043in" svg:height="0.0209in" draw:z-index="3"><draw:image xlink:href="Pictures/100002010000024A00000001E828F200FEB98D4B.png" xlink:type="simple" xlink:show="embed" xlink:actuate="onLoad" loext:mime-type="image/png"/></draw:frame></text:p>
      <text:p text:style-name="P29"><text:span text:style-name="T15">Hobbies: </text:span><text:span text:style-name="T5">My hobbies include reading, board gami</text:span><text:span text:style-name="T6">ng</text:span><text:span text:style-name="T5">, </text:span><text:span text:style-name="T6">and dirtbikes. </text:span><text:span text:style-name="T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imSun" svg:font-family="SimSu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 fo:orphans="2" fo:widows="2" style:writing-mode="lr-tb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none" style:country-asian="none" style:font-name-complex="Arial" style:font-family-complex="Arial" style:font-family-generic-complex="swiss" style:font-pitch-complex="variable" style:font-size-complex="11pt" style:language-complex="none" style:country-complex="none"/>
    </style:style>
    <style:style style:name="Heading" style:family="paragraph" style:parent-style-name="Standard" style:next-style-name="Standard" style:class="text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in" fo:margin-right="0in" fo:margin-top="0.3335in" fo:margin-bottom="0.0835in" loext:contextual-spacing="true" fo:line-height="100%" fo:text-indent="-0.3in" style:auto-text-indent="false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in" fo:margin-right="0in" fo:margin-top="0.25in" fo:margin-bottom="0.0555in" loext:contextual-spacing="true" fo:line-height="100%" fo:text-indent="-0.4in" style:auto-text-indent="false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945in" fo:margin-bottom="0.0555in" loext:contextual-spacing="true" fo:line-height="100%" fo:text-indent="-0.5in" style:auto-text-indent="false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28in" loext:contextual-spacing="true" fo:line-height="100%" fo:text-indent="-0.6in" style:auto-text-indent="false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528in" fo:margin-bottom="0.028in" loext:contextual-spacing="true" fo:line-height="100%" fo:text-indent="-0.7in" style:auto-text-indent="false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39in" fo:margin-bottom="0.028in" loext:contextual-spacing="true" fo:line-height="100%" fo:text-indent="-0.8in" style:auto-text-indent="false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Standard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37in" fo:margin-bottom="0.4063in" fo:margin-left="0.6563in" fo:margin-right="0.5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8:19:00</meta:creation-date>
    <dc:date>2019-05-29T15:17:15.386494258</dc:date>
    <meta:editing-cycles>12</meta:editing-cycles>
    <meta:editing-duration>PT13S</meta:editing-duration>
    <meta:document-statistic meta:table-count="0" meta:image-count="4" meta:object-count="0" meta:page-count="2" meta:paragraph-count="49" meta:word-count="460" meta:character-count="3166" meta:non-whitespace-character-count="2724"/>
    <meta:generator>LibreOffice/6.0.7.3$Linux_X86_64 LibreOffice_project/00m0$Build-3</meta:generator>
  </office:meta>
</office:document-meta>
</file>